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1.39mm" svg:height="92.7mm" svg:x="185.52mm" svg:y="4.25mm">
            <draw:object draw:notify-on-update-of-ranges="Feuille1.B1:Feuille1.B1 Feuille1.B2:Feuille1.B9 Feuille1.C1:Feuille1.C1 Feuille1.C2:Feuille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ille fichier (Mo)</text:p>
          </table:table-cell>
          <table:table-cell office:value-type="string" calcext:value-type="string">
            <text:p>Nb lignes</text:p>
          </table:table-cell>
          <table:table-cell office:value-type="string" calcext:value-type="string">
            <text:p>Temps moyen (ms)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8395" calcext:value-type="float">
            <text:p>1839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36567" calcext:value-type="float">
            <text:p>3656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72732" calcext:value-type="float">
            <text:p>7273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145427" calcext:value-type="float">
            <text:p>14542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94055" calcext:value-type="float">
            <text:p>19405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291393" calcext:value-type="float">
            <text:p>291393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581012" calcext:value-type="float">
            <text:p>581012</text:p>
          </table:table-cell>
          <table:table-cell office:value-type="float" office:value="2244" calcext:value-type="float">
            <text:p>2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4:34.827704732</meta:creation-date>
    <dc:date>2018-11-12T10:54:14.113176347</dc:date>
    <meta:editing-duration>PT34M47S</meta:editing-duration>
    <meta:editing-cycles>2</meta:editing-cycles>
    <meta:generator>LibreOffice/6.0.5.2$Linux_X86_64 LibreOffice_project/00m0$Build-2</meta:generator>
    <meta:document-statistic meta:table-count="1" meta:cell-count="2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4cm" svg:height="9.271cm" xlink:href=".." xlink:type="simple" chart:class="chart:scatter" chart:style-name="ch1">
        <chart:title svg:x="5.309cm" svg:y="0.321cm" chart:style-name="ch2">
          <text:p>TME en fonction du nombre de lignes</text:p>
        </chart:title>
        <chart:plot-area chart:style-name="ch3" table:cell-range-address="Feuille1.B1:Feuille1.C9" chart:data-source-has-labels="row" svg:x="1.373cm" svg:y="1.285cm" svg:width="16.405cm" svg:height="6.82cm">
          <chartooo:coordinate-region svg:x="2.365cm" svg:y="1.484cm" svg:width="14.856cm" svg:height="5.974cm"/>
          <chart:axis chart:dimension="x" chart:name="primary-x" chart:style-name="ch4">
            <chart:title svg:x="9.081cm" svg:y="8.29cm" chart:style-name="ch5">
              <text:p>lignes</text:p>
            </chart:title>
          </chart:axis>
          <chart:axis chart:dimension="y" chart:name="primary-y" chart:style-name="ch4">
            <chart:title svg:x="0.451cm" svg:y="5.969cm" chart:style-name="ch6">
              <text:p>temps moyen ms</text:p>
            </chart:title>
            <chart:grid chart:style-name="ch7" chart:class="major"/>
          </chart:axis>
          <chart:series chart:style-name="ch8" chart:values-cell-range-address="Feuille1.C2:Feuille1.C9" chart:label-cell-address="Feuille1.C1:Feuille1.C1" chart:class="chart:scatter">
            <chart:domain table:cell-range-address="Feuille1.B2:Feuille1.B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moyen (m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95">
                <text:p>18395</text:p>
                <draw:g>
                  <svg:desc>Feuille1.B2:Feuille1.B9</svg:desc>
                </draw:g>
              </table:table-cell>
              <table:table-cell office:value-type="float" office:value="529">
                <text:p>529</text:p>
                <draw:g>
                  <svg:desc>Feuille1.C2:Feuille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67">
                <text:p>3656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32">
                <text:p>7273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427">
                <text:p>14542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055">
                <text:p>19405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393">
                <text:p>291393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1012">
                <text:p>581012</text:p>
              </table:table-cell>
              <table:table-cell office:value-type="float" office:value="2244">
                <text:p>2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